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76000004609FF159E2.jpg" manifest:media-type="image/jpeg"/>
  <manifest:file-entry manifest:full-path="Pictures/10000000000003720000047643B9A2E1.jpg" manifest:media-type="image/jpeg"/>
  <manifest:file-entry manifest:full-path="Pictures/100000000000038E0000048E6424E6D5.jpg" manifest:media-type="image/jpeg"/>
  <manifest:file-entry manifest:full-path="Pictures/10000000000001FE000002547885F7E5.png" manifest:media-type="image/png"/>
  <manifest:file-entry manifest:full-path="Pictures/1000000000000246000002D458B8B05A.png" manifest:media-type="image/png"/>
  <manifest:file-entry manifest:full-path="Pictures/10000000000003A90000048E65F43AF2.jpg" manifest:media-type="image/jpeg"/>
  <manifest:file-entry manifest:full-path="Pictures/1000000000000215000002D1A4F763A5.png" manifest:media-type="image/png"/>
  <manifest:file-entry manifest:full-path="Pictures/1000000000000200000002B94DC4A4E6.png" manifest:media-type="image/png"/>
  <manifest:file-entry manifest:full-path="Pictures/100000000000021B0000028253004587.png" manifest:media-type="image/png"/>
  <manifest:file-entry manifest:full-path="Pictures/10000000000003830000048B2A2E623E.jpg" manifest:media-type="image/jpeg"/>
  <manifest:file-entry manifest:full-path="Pictures/100000000000020B000002D356DF082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P2" style:family="paragraph" style:parent-style-name="Standard" style:master-page-name="Standard">
      <style:paragraph-properties style:page-number="auto"/>
    </style:style>
    <style:style style:name="fr1" style:family="graphic" style:parent-style-name="Graphics">
      <style:graphic-properties fo:margin-left="0.1252in" fo:margin-right="0.1252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fo:margin-left="0.1252in" fo:margin-right="0.1252in" fo:margin-top="0in" fo:margin-bottom="0in" style:wrap="run-through" style:number-wrapped-paragraphs="no-limit" style:vertical-pos="from-top" style:vertical-rel="page-content" style:horizontal-pos="from-left" style:horizontal-rel="page-content" fo:background-color="transparent" style:background-transparency="100%" fo:padding="0in" fo:border="none" style:mirror="none" fo:clip="rect(0.6299in, 0.5063in, 0.3008in, 0.428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3" style:family="graphic" style:parent-style-name="Graphics">
      <style:graphic-properties fo:margin-left="0.1252in" fo:margin-right="0.1252in" fo:margin-top="0in" fo:margin-bottom="0in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in" fo:border="none" style:mirror="none" fo:clip="rect(0.6846in, 0.2374in, 0.3028in, 0.4547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4" style:family="graphic" style:parent-style-name="Graphics">
      <style:graphic-properties fo:margin-left="0.1252in" fo:margin-right="0.1252in" fo:margin-top="0in" fo:margin-bottom="0in" style:wrap="parallel" style:number-wrapped-paragraphs="no-limit" style:wrap-contour="false" style:vertical-pos="from-top" style:vertical-rel="page-content" style:horizontal-pos="from-left" style:horizontal-rel="page-content" fo:background-color="transparent" style:background-transparency="100%" fo:padding="0in" fo:border="none" style:mirror="none" fo:clip="rect(0.622in, 0.1484in, 0.3992in, 0.3618in)" draw:luminance="0%" draw:contrast="0%" draw:red="0%" draw:green="0%" draw:blue="0%" draw:gamma="100%" draw:color-inversion="false" draw:image-opacity="100%" draw:color-mode="standard" style:flow-with-text="true">
        <style:background-image/>
      </style:graphic-properties>
    </style:style>
    <style:style style:name="fr5" style:family="graphic" style:parent-style-name="Graphics">
      <style:graphic-properties fo:margin-left="0.1252in" fo:margin-right="0.1252in" fo:margin-top="0in" fo:margin-bottom="0in" style:run-through="background" style:wrap="parallel" style:number-wrapped-paragraphs="no-limit" style:wrap-contour="false" style:vertical-pos="from-top" style:vertical-rel="page-content" style:horizontal-pos="from-left" style:horizontal-rel="page-content" fo:background-color="transparent" style:background-transparency="100%" fo:padding="0in" fo:border="none" style:mirror="none" fo:clip="rect(0.5701in, 0.1307in, 0.3484in, 0.3398in)" draw:luminance="0%" draw:contrast="0%" draw:red="0%" draw:green="0%" draw:blue="0%" draw:gamma="100%" draw:color-inversion="false" draw:image-opacity="100%" draw:color-mode="standard" style:flow-with-text="true">
        <style:background-image/>
      </style:graphic-properties>
    </style:style>
    <style:style style:name="fr6" style:family="graphic" style:parent-style-name="Graphics">
      <style:graphic-properties fo:margin-left="0.1252in" fo:margin-right="0.1252in" fo:margin-top="0in" fo:margin-bottom="0in" style:wrap="parallel" style:number-wrapped-paragraphs="no-limit" style:wrap-contour="false" style:vertical-pos="from-top" style:vertical-rel="page-content" style:horizontal-pos="from-left" style:horizontal-rel="page-content" fo:background-color="transparent" style:background-transparency="100%" fo:padding="0in" fo:border="none" style:mirror="none" fo:clip="rect(0.6846in, 0.452in, 0.4453in, 0.422in)" draw:luminance="0%" draw:contrast="0%" draw:red="0%" draw:green="0%" draw:blue="0%" draw:gamma="100%" draw:color-inversion="false" draw:image-opacity="100%" draw:color-mode="standard" style:flow-with-text="true">
        <style:background-image/>
      </style:graphic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Picture 3" text:anchor-type="char" svg:x="5.311in" svg:y="-0.9256in" svg:width="2.861in" svg:height="3.9528in" draw:z-index="3"><draw:image xlink:href="Pictures/100000000000020B000002D356DF0820.png" xlink:type="simple" xlink:show="embed" xlink:actuate="onLoad"/></draw:frame><draw:frame draw:style-name="fr1" draw:name="Picture 1" text:anchor-type="char" svg:x="-0.8957in" svg:y="-0.9154in" svg:width="3.3016in" svg:height="3.9346in" draw:z-index="1"><draw:image xlink:href="Pictures/100000000000021B0000028253004587.png" xlink:type="simple" xlink:show="embed" xlink:actuate="onLoad"/></draw:frame><draw:frame draw:style-name="fr1" draw:name="Picture 2" text:anchor-type="char" svg:x="2.4055in" svg:y="-0.9154in" svg:width="2.9063in" svg:height="3.9339in" draw:z-index="2"><draw:image xlink:href="Pictures/1000000000000215000002D1A4F763A5.png" xlink:type="simple" xlink:show="embed" xlink:actuate="onLoad"/></draw:frame></text:p>
      <text:p text:style-name="Standard"/>
      <text:p text:style-name="Standard"><draw:frame draw:style-name="fr1" draw:name="Picture 6" text:anchor-type="char" svg:x="5.9339in" svg:y="2.3102in" svg:width="3.2543in" svg:height="4.4346in" draw:z-index="6"><draw:image xlink:href="Pictures/1000000000000200000002B94DC4A4E6.png" xlink:type="simple" xlink:show="embed" xlink:actuate="onLoad"/></draw:frame><draw:frame draw:style-name="fr1" draw:name="Picture 5" text:anchor-type="char" svg:x="2.4055in" svg:y="2.3134in" svg:width="3.5272in" svg:height="4.3862in" draw:z-index="5"><draw:image xlink:href="Pictures/1000000000000246000002D458B8B05A.png" xlink:type="simple" xlink:show="embed" xlink:actuate="onLoad"/></draw:frame><draw:frame draw:style-name="fr1" draw:name="Picture 4" text:anchor-type="char" svg:x="-0.9035in" svg:y="2.3126in" svg:width="3.3055in" svg:height="3.8634in" draw:z-index="4"><draw:image xlink:href="Pictures/10000000000001FE000002547885F7E5.png" xlink:type="simple" xlink:show="embed" xlink:actuate="onLoad"/></draw:frame></text:p>
      <text:p text:style-name="P1"><draw:frame draw:style-name="fr4" draw:name="Picture 12" text:anchor-type="char" svg:x="6.1516in" svg:y="-0.9043in" svg:width="3.5035in" svg:height="4.172in" draw:z-index="8"><draw:image xlink:href="Pictures/10000000000003720000047643B9A2E1.jpg" xlink:type="simple" xlink:show="embed" xlink:actuate="onLoad"/></draw:frame><draw:frame draw:style-name="fr2" draw:name="Picture 13" text:anchor-type="char" svg:x="2.9043in" svg:y="3.248in" svg:width="3.1437in" svg:height="4.352in" draw:z-index="9"><draw:image xlink:href="Pictures/10000000000003830000048B2A2E623E.jpg" xlink:type="simple" xlink:show="embed" xlink:actuate="onLoad"/></draw:frame><draw:frame draw:style-name="fr3" draw:name="Picture 14" text:anchor-type="char" svg:x="-0.6563in" svg:y="3.2638in" svg:width="3.5598in" svg:height="4.3043in" draw:z-index="10"><draw:image xlink:href="Pictures/10000000000003A90000048E65F43AF2.jpg" xlink:type="simple" xlink:show="embed" xlink:actuate="onLoad"/></draw:frame></text:p>
      <text:p text:style-name="Standard"><draw:frame draw:style-name="fr6" draw:name="Picture 11" text:anchor-type="char" svg:x="2.9035in" svg:y="-0.8965in" svg:width="3.2575in" svg:height="4.1673in" draw:z-index="0"><draw:image xlink:href="Pictures/100000000000038E0000048E6424E6D5.jpg" xlink:type="simple" xlink:show="embed" xlink:actuate="onLoad"/></draw:frame><draw:frame draw:style-name="fr5" draw:name="Picture 10" text:anchor-type="char" svg:x="-0.6555in" svg:y="-0.9055in" svg:width="3.5598in" svg:height="4.1689in" draw:z-index="7"><draw:image xlink:href="Pictures/1000000000000376000004609FF159E2.jpg" xlink:type="simple" xlink:show="embed" xlink:actuate="onLoad"/></draw:frame></text:p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Droid Sans Fallback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margin-top="0in" fo:margin-bottom="0.139in" style:contextual-spacing="false" fo:line-height="115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true" style:font-name-asian="Droid Sans Fallback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o_20_Spacing" style:display-name="No Spacing" style:family="paragraph" style:default-outline-level="">
      <style:paragraph-properties fo:margin-top="0in" fo:margin-bottom="0in" style:contextual-spacing="false" fo:line-height="100%" fo:text-align="start" style:justify-single-word="false" fo:orphans="2" fo:widows="2" style:writing-mode="lr-tb"/>
    </style:style>
    <style:style style:name="Balloon_20_Text" style:display-name="Balloon Text" style:family="paragraph" style:parent-style-name="Standard" style:default-outline-level="">
      <style:paragraph-properties fo:margin-top="0in" fo:margin-bottom="0in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11in" fo:page-height="8.5in" style:num-format="1" style:print-orientation="landscape" fo:margin-top="1in" fo:margin-bottom="1in" fo:margin-left="1in" fo:margin-right="1in" style:writing-mode="lr-tb" style:layout-grid-color="#c0c0c0" style:layout-grid-lines="26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lass2016</meta:initial-creator>
    <dc:creator>Class2017</dc:creator>
    <meta:editing-cycles>4</meta:editing-cycles>
    <meta:creation-date>2014-03-06T04:40:00</meta:creation-date>
    <dc:date>2015-03-12T02:47:00</dc:date>
    <meta:editing-duration>PT2M52S</meta:editing-duration>
    <meta:generator>LibreOffice/4.2.7.2$Linux_X86_64 LibreOffice_project/420m0$Build-2</meta:generator>
    <meta:printed-by>Jason </meta:printed-by>
    <meta:print-date>2015-03-11T23:11:25.623341411</meta:print-date>
    <meta:document-statistic meta:table-count="0" meta:image-count="11" meta:object-count="0" meta:page-count="2" meta:paragraph-count="0" meta:word-count="0" meta:character-count="0" meta:non-whitespace-character-count="0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